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101fe" officeooo:paragraph-rsid="001101fe"/>
    </style:style>
    <style:style style:name="P2" style:family="paragraph" style:parent-style-name="Heading_20_1">
      <style:text-properties officeooo:rsid="000f811e" officeooo:paragraph-rsid="000f811e"/>
    </style:style>
    <style:style style:name="P3" style:family="paragraph" style:parent-style-name="Heading_20_1">
      <style:text-properties officeooo:rsid="001073aa" officeooo:paragraph-rsid="001073aa"/>
    </style:style>
    <style:style style:name="P4" style:family="paragraph" style:parent-style-name="Heading_20_1">
      <style:text-properties officeooo:rsid="001101fe" officeooo:paragraph-rsid="001101fe"/>
    </style:style>
    <style:style style:name="P5" style:family="paragraph" style:parent-style-name="Heading_20_1">
      <style:text-properties officeooo:rsid="0017be13" officeooo:paragraph-rsid="0017be13"/>
    </style:style>
    <style:style style:name="P6" style:family="paragraph" style:parent-style-name="Text_20_body" style:list-style-name="L1">
      <style:text-properties officeooo:rsid="000f811e" officeooo:paragraph-rsid="000f811e"/>
    </style:style>
    <style:style style:name="P7" style:family="paragraph" style:parent-style-name="Text_20_body" style:list-style-name="L2">
      <style:text-properties officeooo:rsid="000f811e" officeooo:paragraph-rsid="000f811e"/>
    </style:style>
    <style:style style:name="P8" style:family="paragraph" style:parent-style-name="Text_20_body" style:list-style-name="L3">
      <style:text-properties officeooo:rsid="000f811e" officeooo:paragraph-rsid="000f811e"/>
    </style:style>
    <style:style style:name="P9" style:family="paragraph" style:parent-style-name="Text_20_body" style:list-style-name="L4">
      <style:text-properties officeooo:rsid="001073aa" officeooo:paragraph-rsid="001073aa"/>
    </style:style>
    <style:style style:name="P10" style:family="paragraph" style:parent-style-name="Text_20_body" style:list-style-name="L4">
      <style:text-properties officeooo:rsid="0011f5b8" officeooo:paragraph-rsid="0011f5b8"/>
    </style:style>
    <style:style style:name="P11" style:family="paragraph" style:parent-style-name="Text_20_body" style:list-style-name="L5">
      <style:text-properties officeooo:paragraph-rsid="001101fe"/>
    </style:style>
    <style:style style:name="P12" style:family="paragraph" style:parent-style-name="Text_20_body" style:list-style-name="L5">
      <style:text-properties officeooo:rsid="001101fe" officeooo:paragraph-rsid="001101fe"/>
    </style:style>
    <style:style style:name="P13" style:family="paragraph" style:parent-style-name="Text_20_body" style:list-style-name="L6">
      <style:text-properties officeooo:rsid="001101fe" officeooo:paragraph-rsid="001101fe"/>
    </style:style>
    <style:style style:name="P14" style:family="paragraph" style:parent-style-name="Text_20_body" style:list-style-name="L7">
      <style:text-properties officeooo:rsid="0017be13" officeooo:paragraph-rsid="0017be13"/>
    </style:style>
    <style:style style:name="P15" style:family="paragraph" style:parent-style-name="Text_20_body" style:list-style-name="L8">
      <style:text-properties officeooo:rsid="0017be13" officeooo:paragraph-rsid="0017be13"/>
    </style:style>
    <style:style style:name="T1" style:family="text">
      <style:text-properties officeooo:rsid="001101fe"/>
    </style:style>
    <style:style style:name="T2" style:family="text">
      <style:text-properties officeooo:rsid="0013755b"/>
    </style:style>
    <style:style style:name="T3" style:family="text">
      <style:text-properties officeooo:rsid="0016a21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ole of the Church in Medieval Europe</text:h>
      <text:list xml:id="list3694606137" text:style-name="L1">
        <text:list-item>
          <text:p text:style-name="P6">The church influenced things from birth through death</text:p>
        </text:list-item>
        <text:list-item>
          <text:p text:style-name="P6">Served as a unifying factor during a chaotic time</text:p>
        </text:list-item>
        <text:list-item>
          <text:p text:style-name="P6">Was threatened by germanic tribes but was able to convert some of them to Christianity and eventually able to survive.</text:p>
        </text:list-item>
      </text:list>
      <text:h text:style-name="P2" text:outline-level="1">Important People in the Church</text:h>
      <text:list xml:id="list1994844963" text:style-name="L2">
        <text:list-item>
          <text:p text:style-name="P7">The <text:span text:style-name="T3">l</text:span>eaders who oversaw important ceremonies were called the Clergy</text:p>
          <text:list>
            <text:list-item>
              <text:p text:style-name="P7">Consisted from priests up to the Pope</text:p>
            </text:list-item>
            <text:list-item>
              <text:p text:style-name="P7">Pope – Head of church</text:p>
            </text:list-item>
            <text:list-item>
              <text:p text:style-name="P7">Cardinals – Advisors to the Pope, Administrators</text:p>
            </text:list-item>
            <text:list-item>
              <text:p text:style-name="P7">Bishops – Religious leaders of a specific region</text:p>
            </text:list-item>
            <text:list-item>
              <text:p text:style-name="P7">Priests – Religious leaders of a single church</text:p>
            </text:list-item>
          </text:list>
        </text:list-item>
      </text:list>
      <text:h text:style-name="P2" text:outline-level="1">Rise of the Papacy</text:h>
      <text:list xml:id="list2765685766" text:style-name="L3">
        <text:list-item>
          <text:p text:style-name="P8">The Bishop of Rome, “Pope”, continued to play a leading role after the downfall of Western Rome.</text:p>
        </text:list-item>
        <text:list-item>
          <text:p text:style-name="P8">Pope Gregory I served as Pope from 590-604 helped to create what would become the Catholic Church in a secular power.</text:p>
          <text:list>
            <text:list-item>
              <text:p text:style-name="P8">He administered funds to rebuild roads, raised armies, and helped the poor</text:p>
            </text:list-item>
            <text:list-item>
              <text:p text:style-name="P8">Developed much of the Latin language and chanting used in Catholic worship</text:p>
            </text:list-item>
            <text:list-item>
              <text:p text:style-name="P8">He commissioned St. Augustine to lead a mission to England to convert the Anglo-Saxons to Christianity.</text:p>
            </text:list-item>
          </text:list>
        </text:list-item>
      </text:list>
      <text:h text:style-name="P3" text:outline-level="1">The Frankish Kings</text:h>
      <text:list xml:id="list1315489781" text:style-name="L4">
        <text:list-item>
          <text:p text:style-name="P9">In 496 CE, <text:span text:style-name="T3">K</text:span>ing Clovis became the first Frankish King to convert to Christianity,</text:p>
          <text:list>
            <text:list-item>
              <text:p text:style-name="P9">Formed a valuable alliance with the Church</text:p>
            </text:list-item>
          </text:list>
        </text:list-item>
        <text:list-item>
          <text:p text:style-name="P9">in 732 CE, Charles Martel defeated the Muslim Moors at the Battle of Tours in northern frame.</text:p>
          <text:list>
            <text:list-item>
              <text:p text:style-name="P9">Effectively stopped the expansion of the Islam in Europe</text:p>
            </text:list-item>
          </text:list>
        </text:list-item>
        <text:list-item>
          <text:p text:style-name="P9">Pepin the Short, fought against the Lombards in Italy and gained the favor the the Church.</text:p>
        </text:list-item>
        <text:list-item>
          <text:p text:style-name="P9"><text:soft-page-break/>In 800 CE, Pope Leo III crowned Pepin’s son, Charlemagne as the first Holy Roman Emperor, making the alliance stronger than ever <text:span text:style-name="T2">and leading to security in Europe.</text:span></text:p>
          <text:list>
            <text:list-item>
              <text:p text:style-name="P10">Charlemagne unified most of Western Europe, a rare accomplishments that would not be achieved until the time of Napoleon.</text:p>
            </text:list-item>
            <text:list-item>
              <text:p text:style-name="P10">The “Carolingian Renaissance” promoted Christianity and education with the help of monasteries and priests.</text:p>
            </text:list-item>
          </text:list>
        </text:list-item>
      </text:list>
      <text:h text:style-name="P4" text:outline-level="1">Monasteries</text:h>
      <text:list xml:id="list3876518956" text:style-name="L5">
        <text:list-item>
          <text:p text:style-name="P11">“<text:span text:style-name="T1">Islands of light” during the dark ages.</text:span></text:p>
          <text:list>
            <text:list-item>
              <text:p text:style-name="P12">Self-sufficient, full of highly- educated monks.</text:p>
            </text:list-item>
          </text:list>
        </text:list-item>
        <text:list-item>
          <text:p text:style-name="P12">Monasteries were communities or faith who developed themselves to a spiritual life</text:p>
          <text:list>
            <text:list-item>
              <text:p text:style-name="P12">Men – monks</text:p>
            </text:list-item>
            <text:list-item>
              <text:p text:style-name="P12">Women – Nuns</text:p>
            </text:list-item>
          </text:list>
        </text:list-item>
      </text:list>
      <text:h text:style-name="P4" text:outline-level="1">The Benedictine Order</text:h>
      <text:list xml:id="list746420096" text:style-name="L6">
        <text:list-item>
          <text:p text:style-name="P13">Found by St. Benedict of Nursia. Based on his famous Rules which influenced western culture.</text:p>
        </text:list-item>
        <text:list-item>
          <text:p text:style-name="P13">Benedictines were devoted to a life of “pax, ora, et labora” : Peace, prayer and work</text:p>
        </text:list-item>
        <text:list-item>
          <text:p text:style-name="P13">Monks of the Benedictine Order made three vows:</text:p>
          <text:list>
            <text:list-item>
              <text:p text:style-name="P13">Poverty</text:p>
            </text:list-item>
            <text:list-item>
              <text:p text:style-name="P13">Chastity</text:p>
            </text:list-item>
            <text:list-item>
              <text:p text:style-name="P13">Obedience</text:p>
            </text:list-item>
          </text:list>
        </text:list-item>
        <text:list-item>
          <text:p text:style-name="P13">This order became financially stable and powerful.</text:p>
        </text:list-item>
      </text:list>
      <text:h text:style-name="P5" text:outline-level="1">Western Christendom</text:h>
      <text:list xml:id="list3186273406" text:style-name="L7">
        <text:list-item>
          <text:p text:style-name="P14">Between 850 and 1000, Christianity teetered on the brink of survival in the face on invasions by pagan Vikings, Muslims had turned back.</text:p>
        </text:list-item>
        <text:list-item>
          <text:p text:style-name="P14">By 1050 CE, most vikings were Christians, and they settled down in the Danube valley.</text:p>
        </text:list-item>
      </text:list>
      <text:h text:style-name="P5" text:outline-level="1">Lifestyle</text:h>
      <text:list xml:id="list10400756" text:style-name="L8">
        <text:list-item>
          <text:p text:style-name="P15">Invasions in the late dark ages led local landholders to band together to defend themselves.</text:p>
          <text:list>
            <text:list-item>
              <text:p text:style-name="P15">Feudalism emerges, a political-milliary system of land-holding and government based on the exchange of land for services.</text:p>
            </text:list-item>
          </text:list>
        </text:list-item>
        <text:list-item>
          <text:p text:style-name="P15"><text:soft-page-break/>As germanic warlords settled down, they become landholding estate owners in the feudal system. This was called Manorialism.</text:p>
          <text:list>
            <text:list-item>
              <text:p text:style-name="P15">Manor system was the social-economic system was the social-economic system dependent on self-sufficient estates.</text:p>
            </text:list-item>
            <text:list-item>
              <text:p text:style-name="P15">Peasants provided labor in exchange for protection and food.</text:p>
              <text:list>
                <text:list-item>
                  <text:p text:style-name="P15">They became known as serfs, pretty much slaves although they couldn’t be bought or sold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09:47:23.374082498</meta:creation-date>
    <dc:date>2023-03-28T10:38:55.589605593</dc:date>
    <meta:editing-duration>PT16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50" meta:word-count="552" meta:character-count="3217" meta:non-whitespace-character-count="2751"/>
  </office:meta>
</office:document-meta>
</file>